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0.713cm" style:rel-column-width="404*"/>
    </style:style>
    <style:style style:name="Tableau2.B" style:family="table-column">
      <style:table-column-properties style:column-width="13.458cm" style:rel-column-width="7630*"/>
    </style:style>
    <style:style style:name="Tableau2.C" style:family="table-column">
      <style:table-column-properties style:column-width="1.45cm" style:rel-column-width="822*"/>
    </style:style>
    <style:style style:name="Tableau2.D" style:family="table-column">
      <style:table-column-properties style:column-width="1.379cm" style:rel-column-width="782*"/>
    </style:style>
    <style:style style:name="Tableau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e6e6ff" fo:padding="0.097cm" fo:border="0.002cm solid #000000">
        <style:background-image/>
      </style:table-cell-properties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2.B3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2.D3" style:family="table-cell" style:data-style-name="N0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D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11" style:family="table-cell" style:data-style-name="N0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leau2.B11" style:family="table-cell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leau2.D11" style:family="table-cell" style:data-style-name="N0">
      <style:table-cell-properties fo:background-color="#aec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officeooo:paragraph-rsid="0037ed1c"/>
    </style:style>
    <style:style style:name="P2" style:family="paragraph" style:parent-style-name="Text_20_body">
      <style:text-properties officeooo:paragraph-rsid="0039acb9"/>
    </style:style>
    <style:style style:name="P3" style:family="paragraph" style:parent-style-name="Standard" style:list-style-name="L1">
      <style:text-properties officeooo:paragraph-rsid="00694bee"/>
    </style:style>
    <style:style style:name="P4" style:family="paragraph" style:parent-style-name="Standard" style:list-style-name="L1">
      <style:text-properties officeooo:rsid="003acf2a" officeooo:paragraph-rsid="003acf2a"/>
    </style:style>
    <style:style style:name="P5" style:family="paragraph" style:parent-style-name="Standard" style:list-style-name="L2">
      <style:text-properties officeooo:paragraph-rsid="0060ffe5"/>
    </style:style>
    <style:style style:name="P6" style:family="paragraph" style:parent-style-name="Standard" style:list-style-name="L2">
      <style:text-properties officeooo:rsid="0020f7c1" officeooo:paragraph-rsid="0037ed1c"/>
    </style:style>
    <style:style style:name="P7" style:family="paragraph" style:parent-style-name="Standard">
      <style:text-properties officeooo:rsid="0020f7c1" officeooo:paragraph-rsid="0037ed1c"/>
    </style:style>
    <style:style style:name="P8" style:family="paragraph" style:parent-style-name="Standard" style:list-style-name="L1">
      <style:text-properties fo:background-color="transparent"/>
    </style:style>
    <style:style style:name="P9" style:family="paragraph" style:parent-style-name="Text_20_body">
      <style:text-properties officeooo:rsid="002016b0" officeooo:paragraph-rsid="002016b0"/>
    </style:style>
    <style:style style:name="P10" style:family="paragraph" style:parent-style-name="Text_20_body">
      <style:text-properties officeooo:rsid="002155ba" officeooo:paragraph-rsid="002155ba"/>
    </style:style>
    <style:style style:name="P11" style:family="paragraph" style:parent-style-name="Text_20_body">
      <style:text-properties officeooo:rsid="002155ba" officeooo:paragraph-rsid="00473216"/>
    </style:style>
    <style:style style:name="P12" style:family="paragraph" style:parent-style-name="Text_20_body">
      <style:text-properties officeooo:rsid="002155ba" officeooo:paragraph-rsid="00702539"/>
    </style:style>
    <style:style style:name="P13" style:family="paragraph" style:parent-style-name="Text_20_body">
      <style:text-properties officeooo:paragraph-rsid="0037ed1c"/>
    </style:style>
    <style:style style:name="P14" style:family="paragraph" style:parent-style-name="Text_20_body">
      <style:text-properties officeooo:paragraph-rsid="005bdbdb"/>
    </style:style>
    <style:style style:name="P15" style:family="paragraph" style:parent-style-name="Text_20_body">
      <style:text-properties officeooo:paragraph-rsid="00631e01"/>
    </style:style>
    <style:style style:name="P16" style:family="paragraph" style:parent-style-name="Text_20_body">
      <style:text-properties officeooo:paragraph-rsid="00646bfd"/>
    </style:style>
    <style:style style:name="P17" style:family="paragraph" style:parent-style-name="Text_20_body">
      <style:text-properties officeooo:paragraph-rsid="006ce87b"/>
    </style:style>
    <style:style style:name="P18" style:family="paragraph" style:parent-style-name="Text_20_body">
      <style:text-properties officeooo:rsid="003acf2a" officeooo:paragraph-rsid="00702539"/>
    </style:style>
    <style:style style:name="P19" style:family="paragraph" style:parent-style-name="Text_20_body">
      <style:text-properties officeooo:paragraph-rsid="00702539"/>
    </style:style>
    <style:style style:name="P20" style:family="paragraph" style:parent-style-name="Text_20_body">
      <style:text-properties officeooo:paragraph-rsid="007315dd"/>
    </style:style>
    <style:style style:name="P21" style:family="paragraph" style:parent-style-name="Text_20_body">
      <style:text-properties officeooo:paragraph-rsid="00749186"/>
    </style:style>
    <style:style style:name="P22" style:family="paragraph" style:parent-style-name="Text_20_body">
      <style:text-properties officeooo:paragraph-rsid="007c889d"/>
    </style:style>
    <style:style style:name="P23" style:family="paragraph" style:parent-style-name="Text_20_body">
      <style:text-properties officeooo:paragraph-rsid="00818b72"/>
    </style:style>
    <style:style style:name="P24" style:family="paragraph" style:parent-style-name="Heading_20_3">
      <style:text-properties officeooo:paragraph-rsid="007b2da6"/>
    </style:style>
    <style:style style:name="P25" style:family="paragraph" style:parent-style-name="Heading_20_1">
      <style:text-properties officeooo:rsid="002016b0" officeooo:paragraph-rsid="002016b0"/>
    </style:style>
    <style:style style:name="P26" style:family="paragraph" style:parent-style-name="Heading_20_2">
      <style:text-properties officeooo:rsid="002016b0" officeooo:paragraph-rsid="0037ed1c"/>
    </style:style>
    <style:style style:name="P27" style:family="paragraph" style:parent-style-name="Heading_20_2">
      <style:text-properties officeooo:paragraph-rsid="002155ba"/>
    </style:style>
    <style:style style:name="P28" style:family="paragraph" style:parent-style-name="Heading_20_2">
      <style:text-properties officeooo:paragraph-rsid="005bc0f1"/>
    </style:style>
    <style:style style:name="P29" style:family="paragraph" style:parent-style-name="Heading_20_2">
      <style:text-properties officeooo:paragraph-rsid="00712c27"/>
    </style:style>
    <style:style style:name="P30" style:family="paragraph" style:parent-style-name="Heading_20_2">
      <style:paragraph-properties fo:break-before="page"/>
      <style:text-properties officeooo:paragraph-rsid="0037ed1c"/>
    </style:style>
    <style:style style:name="P31" style:family="paragraph" style:parent-style-name="Table_20_Heading">
      <style:text-properties officeooo:rsid="0028da12" officeooo:paragraph-rsid="0030d40b"/>
    </style:style>
    <style:style style:name="P32" style:family="paragraph" style:parent-style-name="Table_20_Heading">
      <style:text-properties officeooo:rsid="0028da12" officeooo:paragraph-rsid="00797b42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text-properties officeooo:paragraph-rsid="00628e98"/>
    </style:style>
    <style:style style:name="P35" style:family="paragraph" style:parent-style-name="Table_20_Contents">
      <style:text-properties officeooo:paragraph-rsid="00749186"/>
    </style:style>
    <style:style style:name="P36" style:family="paragraph" style:parent-style-name="Table_20_Contents">
      <style:text-properties officeooo:paragraph-rsid="00797b42"/>
    </style:style>
    <style:style style:name="T1" style:family="text">
      <style:text-properties officeooo:rsid="002016b0"/>
    </style:style>
    <style:style style:name="T2" style:family="text">
      <style:text-properties officeooo:rsid="0020bb1e"/>
    </style:style>
    <style:style style:name="T3" style:family="text">
      <style:text-properties officeooo:rsid="0020f7c1"/>
    </style:style>
    <style:style style:name="T4" style:family="text">
      <style:text-properties officeooo:rsid="002155ba"/>
    </style:style>
    <style:style style:name="T5" style:family="text">
      <style:text-properties officeooo:rsid="00226447"/>
    </style:style>
    <style:style style:name="T6" style:family="text">
      <style:text-properties officeooo:rsid="0028da12"/>
    </style:style>
    <style:style style:name="T7" style:family="text">
      <style:text-properties officeooo:rsid="002e0015"/>
    </style:style>
    <style:style style:name="T8" style:family="text">
      <style:text-properties officeooo:rsid="003462bc"/>
    </style:style>
    <style:style style:name="T9" style:family="text">
      <style:text-properties officeooo:rsid="0034633d"/>
    </style:style>
    <style:style style:name="T10" style:family="text">
      <style:text-properties officeooo:rsid="00363220"/>
    </style:style>
    <style:style style:name="T11" style:family="text">
      <style:text-properties officeooo:rsid="0037ed1c"/>
    </style:style>
    <style:style style:name="T12" style:family="text">
      <style:text-properties officeooo:rsid="00386904"/>
    </style:style>
    <style:style style:name="T13" style:family="text">
      <style:text-properties officeooo:rsid="003c3710"/>
    </style:style>
    <style:style style:name="T14" style:family="text">
      <style:text-properties officeooo:rsid="003d8579"/>
    </style:style>
    <style:style style:name="T15" style:family="text">
      <style:text-properties officeooo:rsid="004036a7"/>
    </style:style>
    <style:style style:name="T16" style:family="text">
      <style:text-properties officeooo:rsid="00414a12"/>
    </style:style>
    <style:style style:name="T17" style:family="text">
      <style:text-properties officeooo:rsid="00419f3a"/>
    </style:style>
    <style:style style:name="T18" style:family="text">
      <style:text-properties officeooo:rsid="004263c6"/>
    </style:style>
    <style:style style:name="T19" style:family="text">
      <style:text-properties officeooo:rsid="00435ce4"/>
    </style:style>
    <style:style style:name="T20" style:family="text">
      <style:text-properties officeooo:rsid="00445b76"/>
    </style:style>
    <style:style style:name="T21" style:family="text">
      <style:text-properties officeooo:rsid="00473216"/>
    </style:style>
    <style:style style:name="T22" style:family="text">
      <style:text-properties officeooo:rsid="0050786f"/>
    </style:style>
    <style:style style:name="T23" style:family="text">
      <style:text-properties officeooo:rsid="0051c4f9"/>
    </style:style>
    <style:style style:name="T24" style:family="text">
      <style:text-properties officeooo:rsid="00554979"/>
    </style:style>
    <style:style style:name="T25" style:family="text">
      <style:text-properties officeooo:rsid="0055e5bb"/>
    </style:style>
    <style:style style:name="T26" style:family="text">
      <style:text-properties officeooo:rsid="0058bc47"/>
    </style:style>
    <style:style style:name="T27" style:family="text">
      <style:text-properties officeooo:rsid="00595da6"/>
    </style:style>
    <style:style style:name="T28" style:family="text">
      <style:text-properties officeooo:rsid="005bc0f1"/>
    </style:style>
    <style:style style:name="T29" style:family="text">
      <style:text-properties officeooo:rsid="005bdbdb"/>
    </style:style>
    <style:style style:name="T30" style:family="text">
      <style:text-properties officeooo:rsid="0060ffe5"/>
    </style:style>
    <style:style style:name="T31" style:family="text">
      <style:text-properties officeooo:rsid="00628e98"/>
    </style:style>
    <style:style style:name="T32" style:family="text">
      <style:text-properties officeooo:rsid="00631e01"/>
    </style:style>
    <style:style style:name="T33" style:family="text">
      <style:text-properties officeooo:rsid="00646bfd"/>
    </style:style>
    <style:style style:name="T34" style:family="text">
      <style:text-properties officeooo:rsid="006544c4"/>
    </style:style>
    <style:style style:name="T35" style:family="text">
      <style:text-properties officeooo:rsid="00694bee"/>
    </style:style>
    <style:style style:name="T36" style:family="text">
      <style:text-properties officeooo:rsid="006ce87b"/>
    </style:style>
    <style:style style:name="T37" style:family="text">
      <style:text-properties officeooo:rsid="006ee904"/>
    </style:style>
    <style:style style:name="T38" style:family="text">
      <style:text-properties officeooo:rsid="007315dd"/>
    </style:style>
    <style:style style:name="T39" style:family="text">
      <style:text-properties fo:font-style="italic" officeooo:rsid="007315dd" style:font-style-asian="italic" style:font-style-complex="italic"/>
    </style:style>
    <style:style style:name="T40" style:family="text">
      <style:text-properties officeooo:rsid="00749186"/>
    </style:style>
    <style:style style:name="T41" style:family="text">
      <style:text-properties officeooo:rsid="007617d7"/>
    </style:style>
    <style:style style:name="T42" style:family="text">
      <style:text-properties officeooo:rsid="0077cb29"/>
    </style:style>
    <style:style style:name="T43" style:family="text">
      <style:text-properties officeooo:rsid="00797b42"/>
    </style:style>
    <style:style style:name="T44" style:family="text">
      <style:text-properties officeooo:rsid="007af652"/>
    </style:style>
    <style:style style:name="T45" style:family="text">
      <style:text-properties officeooo:rsid="007b2da6"/>
    </style:style>
    <style:style style:name="T46" style:family="text">
      <style:text-properties officeooo:rsid="007b2fd7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473216" style:font-weight-asian="bold" style:font-weight-complex="bold"/>
    </style:style>
    <style:style style:name="T49" style:family="text">
      <style:text-properties officeooo:rsid="007c889d"/>
    </style:style>
    <style:style style:name="T50" style:family="text">
      <style:text-properties officeooo:rsid="007fd18f"/>
    </style:style>
    <style:style style:name="T51" style:family="text">
      <style:text-properties officeooo:rsid="00818b72"/>
    </style:style>
    <style:style style:name="T52" style:family="text">
      <style:text-properties officeooo:rsid="008305e5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Problèmes rencontrés</text:h>
      <text:p text:style-name="P9">Il s'agit ici de faire une liste des problèmes rencontrés lors du développement des équipes pluridisciplinaires.</text:p>
      <text:p text:style-name="P2"><text:span text:style-name="T8">Sachant que les équipes pluridisciplinaires sont chargées de travailler sur les parcours des allocataires, il est difficile, en l'état actuel de la base de données, de répondre facilement à </text:span><text:span text:style-name="T12">c</text:span><text:span text:style-name="T13">ertaines</text:span><text:span text:style-name="T8"> questions.</text:span></text:p>
      <text:list xml:id="list332708357" text:style-name="L1">
        <text:list-item>
          <text:p text:style-name="P8"><text:span text:style-name="T8">Quelles sont les orientations (</text:span><text:span text:style-name="T10">non) </text:span><text:span text:style-name="T8">contractualisées ?</text:span></text:p>
        </text:list-item>
        <text:list-item>
          <text:p text:style-name="P3"><text:span text:style-name="T9">A quelle orientatio</text:span><text:span text:style-name="T37">n</text:span><text:span text:style-name="T9"> un CER donné est</text:span><text:span text:style-name="T35">-il</text:span><text:span text:style-name="T9"> lié ?</text:span></text:p>
        </text:list-item>
        <text:list-item>
          <text:p text:style-name="P4">Quand se termine une orientation donnée ?</text:p>
        </text:list-item>
      </text:list>
      <text:p text:style-name="P12"/>
      <text:p text:style-name="P12">A l'heure actuelle, il n'existe pas de lien, au niveau de la base de données, entre les orientations et les CER.</text:p>
      <text:p text:style-name="P19"><text:span text:style-name="T7">Il semblerait logique</text:span><text:span text:style-name="T3"> que le CER soit signé dans la même structure référente que celle dans laquelle l'allocataire a été orienté</text:span><text:span text:style-name="T7">.</text:span></text:p>
      <text:p text:style-name="P18"><text:span text:style-name="T7">Il semblerait également logique</text:span><text:span text:style-name="T3"> qu</text:span><text:span text:style-name="T7">'une personne n'ait pas deux</text:span><text:span text:style-name="T3"> </text:span><text:span text:style-name="T15">contrats (</text:span><text:span text:style-name="T3">CER/</text:span><text:span text:style-name="T15">CUI/PPAE)</text:span><text:span text:style-name="T3"> </text:span><text:span text:style-name="T7">en cours au même moment.</text:span></text:p>
      <text:h text:style-name="P26" text:outline-level="2">Parcours des allocataires</text:h>
      <text:p text:style-name="P1"><text:span text:style-name="T2">La logique voudrait que les allocataires </text:span><text:span text:style-name="T14">passent par les étapes suivantes</text:span><text:span text:style-name="T2"> :</text:span></text:p>
      <text:list xml:id="list1296490102" text:style-name="L2">
        <text:list-item>
          <text:p text:style-name="P5"><text:span text:style-name="T30">orientation</text:span></text:p>
        </text:list-item>
        <text:list-item>
          <text:p text:style-name="P6">sign<text:span text:style-name="T30">ature</text:span> <text:span text:style-name="T30">d'</text:span>un contrat d'engagement réciproque (CER)</text:p>
        </text:list-item>
      </text:list>
      <text:p text:style-name="P7"/>
      <text:p text:style-name="P1"><text:span text:style-name="T5">Possibilité a été laissée temporairement aux CG</text:span><text:span text:style-name="T50">s</text:span><text:span text:style-name="T5"> de pouvoir créer des CER sans orientation validée, sachant que la situation </text:span><text:span text:style-name="T16">devra</text:span><text:span text:style-name="T5"> être régularisée au cours du temps</text:span><text:span text:style-name="T6">.</text:span></text:p>
      <text:h text:style-name="P29" text:outline-level="2"><text:span text:style-name="T1">Approximations actuelles</text:span></text:h>
      <text:p text:style-name="P20"><text:span text:style-name="T38">Lorsqu'on parle d'un </text:span><text:span text:style-name="T39">allocataire</text:span><text:span text:style-name="T38">, on parle d'une personne, demandeur ou conjoint RSA, figurant dans un dossier ouvert et soumise à droits et devoirs.</text:span></text:p>
      <text:p text:style-name="P23"><text:span text:style-name="T51">On parle ici d'approximation puisque les CER ne sont pas liés aux orientations dans la base de données (pas de clé étrangère). Pour trouver l'orientation à laquelle correspond un CER, il faudrait comparer les dates des différents CER et des différentes orientations, et ensuite </text:span></text:p>
      <text:h text:style-name="Heading_20_3" text:outline-level="3"><text:span text:style-name="T8">Quelles sont les orientations (</text:span><text:span text:style-name="T10">non) </text:span><text:span text:style-name="T8">contractualisées ?</text:span></text:h>
      <text:p text:style-name="P22"><text:span text:style-name="T38">On peut trouver </text:span><text:span text:style-name="T52">l</text:span><text:span text:style-name="T38">es allocataires</text:span><text:span text:style-name="T36"> possédant une orientation validée et en cours actuellement </text:span><text:span text:style-name="T41">et </text:span><text:span text:style-name="T36">NE possédant PAS </text:span><text:span text:style-name="T42">de</text:span><text:span text:style-name="T36"> CER validé et en cours actuellement. </text:span><text:span text:style-name="T44">(requête n° 12).</text:span></text:p>
      <text:h text:style-name="Heading_20_3" text:outline-level="3"><text:span text:style-name="T9">A quelle orientatio</text:span><text:span text:style-name="T37">n</text:span><text:span text:style-name="T9"> un CER donné est</text:span><text:span text:style-name="T35">-il</text:span><text:span text:style-name="T9"> lié ?</text:span></text:h>
      <text:h text:style-name="Heading_20_3" text:outline-level="3"><text:span text:style-name="T6">Quand se termine une orientation donnée ?</text:span></text:h>
      <text:h text:style-name="P30" text:outline-level="2"><text:span text:style-name="T11">Tableau récapitulatif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32"><text:span text:style-name="T43">N°</text:span></text:p>
            </table:table-cell>
            <table:table-cell table:style-name="Tableau2.A1" office:value-type="string">
              <text:p text:style-name="P31">Requête</text:p>
            </table:table-cell>
            <table:table-cell table:style-name="Tableau2.A1" office:value-type="string">
              <text:p text:style-name="P31">CG 93</text:p>
            </table:table-cell>
            <table:table-cell table:style-name="Tableau2.D1" office:value-type="string">
              <text:p text:style-name="P31">CG 66</text:p>
            </table:table-cell>
          </table:table-row>
        </table:table-header-rows>
        <table:table-row>
          <table:table-cell table:style-name="Tableau2.A2" office:value-type="float" office:value="1">
            <text:p text:style-name="P36"><text:span text:style-name="T43">1</text:span></text:p>
          </table:table-cell>
          <table:table-cell table:style-name="Tableau2.B2" office:value-type="string">
            <text:p text:style-name="P34"><text:span text:style-name="T31">Combien existe-t'il de personnes distinctes ?</text:span></text:p>
            <text:p text:style-name="P34"><text:span text:style-name="T31">1°) demandeur ou conjoint RSA</text:span></text:p>
            <text:p text:style-name="P34"><text:span text:style-name="T31">2°) qui sont soumises à droits et devoirs</text:span></text:p>
            <text:p text:style-name="P34"><text:span text:style-name="T31"><text:s text:c="4"/>ET qui se trouvent dans un dossier dont les droits sont ouverts</text:span></text:p>
          </table:table-cell>
          <table:table-cell table:style-name="Tableau2.A2" office:value-type="float" office:value="78135">
            <text:p text:style-name="P33">78135</text:p>
          </table:table-cell>
          <table:table-cell table:style-name="Tableau2.D2" office:value-type="float" office:value="26473">
            <text:p text:style-name="P33">26473</text:p>
          </table:table-cell>
        </table:table-row>
        <table:table-row>
          <table:table-cell table:style-name="Tableau2.A3" office:value-type="float" office:value="2">
            <text:p text:style-name="P36"><text:span text:style-name="T43">2</text:span></text:p>
          </table:table-cell>
          <table:table-cell table:style-name="Tableau2.B3" office:value-type="string">
            <text:p text:style-name="Table_20_Contents"><text:span text:style-name="T17">Combien existe-t'il de personnes distinctes ?</text:span></text:p>
            <text:p text:style-name="Table_20_Contents"><text:span text:style-name="T17">1°) possédant un CER validé et en cours actuellement</text:span></text:p>
          </table:table-cell>
          <table:table-cell table:style-name="Tableau2.A3" office:value-type="float" office:value="4224">
            <text:p text:style-name="P33"><text:span text:style-name="T17">4224</text:span></text:p>
          </table:table-cell>
          <table:table-cell table:style-name="Tableau2.D3" office:value-type="float" office:value="2249">
            <text:p text:style-name="P33">2249</text:p>
          </table:table-cell>
        </table:table-row>
        <table:table-row>
          <table:table-cell table:style-name="Tableau2.A3" office:value-type="float" office:value="3">
            <text:p text:style-name="P36"><text:span text:style-name="T43">3</text:span></text:p>
          </table:table-cell>
          <table:table-cell table:style-name="Tableau2.B3" office:value-type="string">
            <text:p text:style-name="Table_20_Contents"><text:span text:style-name="T17">Combien existe-t'il de personnes distinctes ?</text:span></text:p>
            <text:p text:style-name="Table_20_Contents"><text:span text:style-name="T17">1°) demandeur ou conjoint RSA</text:span></text:p>
            <text:p text:style-name="Table_20_Contents"><text:span text:style-name="T17">2°) possédant un CER validé et en cours actuellement</text:span></text:p>
            <text:p text:style-name="Table_20_Contents"><text:span text:style-name="T17">3°) qui sont soumises à droits et devoirs ET qui se trouvent dans un dossier dont les droits sont ouverts</text:span></text:p>
          </table:table-cell>
          <table:table-cell table:style-name="Tableau2.A3" office:value-type="float" office:value="3714">
            <text:p text:style-name="P33"><text:span text:style-name="T17">3714</text:span></text:p>
          </table:table-cell>
          <table:table-cell table:style-name="Tableau2.D3" office:value-type="float" office:value="2127">
            <text:p text:style-name="P33">2127</text:p>
          </table:table-cell>
        </table:table-row>
        <table:table-row>
          <table:table-cell table:style-name="Tableau2.A2" office:value-type="float" office:value="4">
            <text:p text:style-name="P36"><text:span text:style-name="T43">4</text:span></text:p>
          </table:table-cell>
          <table:table-cell table:style-name="Tableau2.B2" office:value-type="string">
            <text:p text:style-name="Table_20_Contents"><text:span text:style-name="T17">Combien existe-t'il de personnes distinctes ?</text:span></text:p>
            <text:p text:style-name="Table_20_Contents"><text:span text:style-name="T20">1</text:span><text:span text:style-name="T17">°) demandeurs ou conjoints RSA</text:span></text:p>
            <text:p text:style-name="Table_20_Contents"><text:span text:style-name="T20">2</text:span><text:span text:style-name="T17">°) possédant un CER validé et en cours actuellement</text:span></text:p>
            <text:p text:style-name="Table_20_Contents"><text:span text:style-name="T17">3°) ne possédant pas d'entrée dans la table calculsdroitsrsa (or, cf. XMLRSACGbénéficiaire20100319.xls / VRSB0402-Cristal V32, cette rebrique devait être renseignée dans le flux)</text:span></text:p>
          </table:table-cell>
          <table:table-cell table:style-name="Tableau2.A2" office:value-type="float" office:value="150">
            <text:p text:style-name="P33"><text:span text:style-name="T17">150</text:span></text:p>
          </table:table-cell>
          <table:table-cell table:style-name="Tableau2.D2" office:value-type="float" office:value="2">
            <text:p text:style-name="P33"><text:span text:style-name="T23">2</text:span></text:p>
          </table:table-cell>
        </table:table-row>
        <table:table-row>
          <table:table-cell table:style-name="Tableau2.A2" office:value-type="float" office:value="5">
            <text:p text:style-name="P36"><text:span text:style-name="T43">5</text:span></text:p>
          </table:table-cell>
          <table:table-cell table:style-name="Tableau2.B2" office:value-type="string">
            <text:p text:style-name="Table_20_Contents"><text:span text:style-name="T17">Combien existe-t'il de personnes distinctes ?</text:span></text:p>
            <text:p text:style-name="Table_20_Contents"><text:span text:style-name="T17">1°) demandeur ou conjoint RSA</text:span></text:p>
            <text:p text:style-name="Table_20_Contents"><text:span text:style-name="T17">2°) possédant un CER validé et en cours actuellement</text:span></text:p>
            <text:p text:style-name="Table_20_Contents"><text:span text:style-name="T17">3°) qui NE sont PAS soumises à droits et devoirs OU qui se trouvent dans un dossier dont les droits NE sont PAS ouverts</text:span></text:p>
          </table:table-cell>
          <table:table-cell table:style-name="Tableau2.A2" office:value-type="float" office:value="355">
            <text:p text:style-name="P33"><text:span text:style-name="T17">355</text:span></text:p>
          </table:table-cell>
          <table:table-cell table:style-name="Tableau2.D6" office:value-type="string">
            <text:p text:style-name="P33"><text:span text:style-name="T19">119</text:span></text:p>
          </table:table-cell>
        </table:table-row>
        <table:table-row>
          <table:table-cell table:style-name="Tableau2.A2" office:value-type="float" office:value="6">
            <text:p text:style-name="P36"><text:span text:style-name="T43">6</text:span></text:p>
          </table:table-cell>
          <table:table-cell table:style-name="Tableau2.B2" office:value-type="string">
            <text:p text:style-name="Table_20_Contents"><text:span text:style-name="T18">Combien existe-t'il de personnes distinctes ?</text:span></text:p>
            <text:p text:style-name="Table_20_Contents"><text:span text:style-name="T18">1°) NON demandeur ET NON conjoint RSA</text:span></text:p>
            <text:p text:style-name="Table_20_Contents"><text:span text:style-name="T18">2°) possédant un CER validé et en cours actuellement</text:span></text:p>
          </table:table-cell>
          <table:table-cell table:style-name="Tableau2.A2" office:value-type="float" office:value="5">
            <text:p text:style-name="P33"><text:span text:style-name="T18">5</text:span></text:p>
          </table:table-cell>
          <table:table-cell table:style-name="Tableau2.D2" office:value-type="float" office:value="21">
            <text:p text:style-name="P33"><text:span text:style-name="T23">21</text:span></text:p>
          </table:table-cell>
        </table:table-row>
        <table:table-row>
          <table:table-cell table:style-name="Tableau2.A2" office:value-type="float" office:value="7">
            <text:p text:style-name="P36"><text:span text:style-name="T43">7</text:span></text:p>
          </table:table-cell>
          <table:table-cell table:style-name="Tableau2.B2" office:value-type="string">
            <text:p text:style-name="Table_20_Contents"><text:span text:style-name="T24">Combien existe-t'il de personnes distinctes ?</text:span></text:p>
            <text:p text:style-name="Table_20_Contents"><text:span text:style-name="T24">1°) possédant une orientation validée et en cours actuellement</text:span></text:p>
          </table:table-cell>
          <table:table-cell table:style-name="Tableau2.B2" office:value-type="string">
            <text:p text:style-name="P33"><text:span text:style-name="T17">11862</text:span></text:p>
          </table:table-cell>
          <table:table-cell table:style-name="Tableau2.D2" office:value-type="float" office:value="8403">
            <text:p text:style-name="P33">8403</text:p>
          </table:table-cell>
        </table:table-row>
        <table:table-row>
          <table:table-cell table:style-name="Tableau2.A2" office:value-type="float" office:value="8">
            <text:p text:style-name="P36"><text:span text:style-name="T43">8</text:span></text:p>
          </table:table-cell>
          <table:table-cell table:style-name="Tableau2.B2" office:value-type="string">
            <text:p text:style-name="Table_20_Contents"><text:span text:style-name="T25">Combien existe-t'il de personnes distinctes ?</text:span></text:p>
            <text:p text:style-name="Table_20_Contents"><text:span text:style-name="T25">1°) possédant une orientation validée et en cours actuellement</text:span></text:p>
            <text:p text:style-name="Table_20_Contents"><text:span text:style-name="T25">2°) possédant un CER validé et en cours actuellement</text:span></text:p>
          </table:table-cell>
          <table:table-cell table:style-name="Tableau2.A2" office:value-type="float" office:value="3657">
            <text:p text:style-name="P33">3657</text:p>
          </table:table-cell>
          <table:table-cell table:style-name="Tableau2.D2" office:value-type="float" office:value="2146">
            <text:p text:style-name="P33">2146</text:p>
          </table:table-cell>
        </table:table-row>
        <table:table-row>
          <table:table-cell table:style-name="Tableau2.A2" office:value-type="float" office:value="9">
            <text:p text:style-name="P36"><text:span text:style-name="T43">9</text:span></text:p>
          </table:table-cell>
          <table:table-cell table:style-name="Tableau2.B2" office:value-type="string">
            <text:p text:style-name="Table_20_Contents"><text:span text:style-name="T25">Combien existe-t'il de personnes distinctes ?</text:span></text:p>
            <text:p text:style-name="Table_20_Contents"><text:span text:style-name="T25">1°) possédant une orientation validée et en cours actuellement</text:span></text:p>
            <text:p text:style-name="Table_20_Contents"><text:span text:style-name="T25">2°) possédant un CER validé et en cours actuellement</text:span></text:p>
            <text:p text:style-name="Table_20_Contents"><text:span text:style-name="T25">3°) dont la structure référente de l'orientation est la même que la structure référente du CER</text:span></text:p>
          </table:table-cell>
          <table:table-cell table:style-name="Tableau2.A2" office:value-type="float" office:value="3616">
            <text:p text:style-name="P33">3616</text:p>
          </table:table-cell>
          <table:table-cell table:style-name="Tableau2.D2" office:value-type="float" office:value="2126">
            <text:p text:style-name="P33">2126</text:p>
          </table:table-cell>
        </table:table-row>
        <table:table-row>
          <table:table-cell table:style-name="Tableau2.A11" office:value-type="float" office:value="10">
            <text:p text:style-name="P36"><text:span text:style-name="T43">10</text:span></text:p>
          </table:table-cell>
          <table:table-cell table:style-name="Tableau2.B11" office:value-type="string">
            <text:p text:style-name="Table_20_Contents"><text:span text:style-name="T33">Combien existe-t'il de personnes distinctes ?</text:span></text:p>
            <text:p text:style-name="Table_20_Contents"><text:span text:style-name="T33">1°) possédant une orientation validée et en cours actuellement</text:span></text:p>
            <text:p text:style-name="Table_20_Contents"><text:span text:style-name="T33">2°) possédant un CER validé et en cours actuellement</text:span></text:p>
            <text:p text:style-name="Table_20_Contents"><text:span text:style-name="T33">3°) dont la structure référente de l'orientation est la même que la structure référente du CER</text:span></text:p>
            <text:p text:style-name="Table_20_Contents"><text:span text:style-name="T33">4°) dont la date de validation du CER est égale </text:span><text:span text:style-name="T34">ou postérieure </text:span><text:span text:style-name="T33">à la date de saisie du CER</text:span></text:p>
          </table:table-cell>
          <table:table-cell table:style-name="Tableau2.A11" office:value-type="float" office:value="1774">
            <text:p text:style-name="P33">1774</text:p>
          </table:table-cell>
          <table:table-cell table:style-name="Tableau2.D11" office:value-type="float" office:value="1949">
            <text:p text:style-name="P33">1949</text:p>
          </table:table-cell>
        </table:table-row>
        <table:table-row>
          <table:table-cell table:style-name="Tableau2.A2" office:value-type="float" office:value="11">
            <text:p text:style-name="P36"><text:span text:style-name="T43">11</text:span></text:p>
          </table:table-cell>
          <table:table-cell table:style-name="Tableau2.B2" office:value-type="string">
            <text:p text:style-name="Table_20_Contents"><text:span text:style-name="T26">Combien existe-t'il de personnes distinctes ?</text:span></text:p>
            <text:p text:style-name="Table_20_Contents"><text:span text:style-name="T26">1°) possédant des CER qui se chevauchent </text:span><text:span text:style-name="T27">au niveau des dates</text:span></text:p>
          </table:table-cell>
          <table:table-cell table:style-name="Tableau2.A2" office:value-type="float" office:value="1098">
            <text:p text:style-name="P33">1098</text:p>
          </table:table-cell>
          <table:table-cell table:style-name="Tableau2.D2" office:value-type="float" office:value="14">
            <text:p text:style-name="P33"><text:span text:style-name="T26">14</text:span></text:p>
          </table:table-cell>
        </table:table-row>
        <text:soft-page-break/>
        <table:table-row>
          <table:table-cell table:style-name="Tableau2.A11" office:value-type="float" office:value="12">
            <text:p text:style-name="P36"><text:span text:style-name="T43">12</text:span></text:p>
          </table:table-cell>
          <table:table-cell table:style-name="Tableau2.B11" office:value-type="string">
            <text:p text:style-name="Table_20_Contents"><text:span text:style-name="T36">Combien existe-t'il de personnes distinctes ?</text:span></text:p>
            <text:p text:style-name="P35"><text:span text:style-name="T40">1°) demandeur ou conjoint RSA</text:span></text:p>
            <text:p text:style-name="Table_20_Contents"><text:span text:style-name="T40">2</text:span><text:span text:style-name="T36">°) possédant une orientation validée et en cours actuellement</text:span></text:p>
            <text:p text:style-name="Table_20_Contents"><text:span text:style-name="T40">3</text:span><text:span text:style-name="T36">°) qui sont soumises à droits et devoirs ET qui se trouvent dans un dossier dont les droits sont ouverts</text:span></text:p>
            <text:p text:style-name="Table_20_Contents"><text:span text:style-name="T40">4</text:span><text:span text:style-name="T36">°) NE possédant PAS un CER validé et en cours actuellement</text:span></text:p>
            <text:p text:style-name="Table_20_Contents"><text:span text:style-name="T36"/></text:p>
          </table:table-cell>
          <table:table-cell table:style-name="Tableau2.A11" office:value-type="float" office:value="6438">
            <text:p text:style-name="P33">6438</text:p>
          </table:table-cell>
          <table:table-cell table:style-name="Tableau2.D11" office:value-type="float" office:value="4383">
            <text:p text:style-name="P33">4383</text:p>
          </table:table-cell>
        </table:table-row>
      </table:table>
      <text:h text:style-name="P28" text:outline-level="2"><text:span text:style-name="T28">R</text:span><text:span text:style-name="T6">equêtes </text:span><text:span text:style-name="T28">utilisées</text:span></text:h>
      <text:h text:style-name="Heading_20_3" text:outline-level="3"><text:span text:style-name="T28">R</text:span><text:span text:style-name="T6">equête</text:span><text:span text:style-name="T28"> </text:span><text:span text:style-name="T45">n° 1</text:span></text:h>
      <text:p text:style-name="P15"><text:span text:style-name="T32">Combien existe-t'il de personnes distinctes ?</text:span></text:p>
      <text:p text:style-name="P15"><text:span text:style-name="T32">1°) demandeur ou conjoint RSA</text:span></text:p>
      <text:p text:style-name="P15"><text:span text:style-name="T32">2°) qui sont soumises à droits et devoirs ET qui se trouvent dans un dossier dont les droits sont ouverts</text:span></text:p>
      <text:p text:style-name="Code"><text:span text:style-name="T32">SELECT COUNT(DISTINCT(personnes.id))</text:span></text:p>
      <text:p text:style-name="Code"><text:span text:style-name="T32"><text:tab/>FROM personnes</text:span></text:p>
      <text:p text:style-name="Code"><text:span text:style-name="T32"><text:tab/><text:tab/>INNER JOIN prestations ON (</text:span></text:p>
      <text:p text:style-name="Code"><text:span text:style-name="T32"><text:tab/><text:tab/><text:tab/>prestations.personne_id = personnes.id</text:span></text:p>
      <text:p text:style-name="Code"><text:span text:style-name="T32"><text:tab/><text:tab/><text:tab/>AND prestations.natprest = 'RSA'</text:span></text:p>
      <text:p text:style-name="Code"><text:span text:style-name="T32"><text:tab/><text:tab/><text:tab/>AND prestations.rolepers IN ( 'DEM', 'CJT' )</text:span></text:p>
      <text:p text:style-name="Code"><text:span text:style-name="T32"><text:tab/><text:tab/>)</text:span></text:p>
      <text:p text:style-name="Code"><text:span text:style-name="T32"><text:tab/><text:tab/>INNER JOIN calculsdroitsrsa ON (</text:span></text:p>
      <text:p text:style-name="Code"><text:span text:style-name="T32"><text:tab/><text:tab/><text:tab/>personnes.id = calculsdroitsrsa.personne_id</text:span></text:p>
      <text:p text:style-name="Code"><text:span text:style-name="T32"><text:tab/><text:tab/>)</text:span></text:p>
      <text:p text:style-name="Code"><text:span text:style-name="T32"><text:tab/><text:tab/>INNER JOIN foyers ON (</text:span></text:p>
      <text:p text:style-name="Code"><text:span text:style-name="T32"><text:tab/><text:tab/><text:tab/>personnes.foyer_id = foyers.id</text:span></text:p>
      <text:p text:style-name="Code"><text:span text:style-name="T32"><text:tab/><text:tab/>)</text:span></text:p>
      <text:p text:style-name="Code"><text:span text:style-name="T32"><text:tab/><text:tab/>INNER JOIN dossiers ON (</text:span></text:p>
      <text:p text:style-name="Code"><text:span text:style-name="T32"><text:tab/><text:tab/><text:tab/>foyers.dossier_id = dossiers.id</text:span></text:p>
      <text:p text:style-name="Code"><text:span text:style-name="T32"><text:tab/><text:tab/>)</text:span></text:p>
      <text:p text:style-name="Code"><text:span text:style-name="T32"><text:tab/><text:tab/>INNER JOIN situationsdossiersrsa ON (</text:span></text:p>
      <text:p text:style-name="Code"><text:span text:style-name="T32"><text:tab/><text:tab/><text:tab/>situationsdossiersrsa.dossier_id = dossiers.id</text:span></text:p>
      <text:p text:style-name="Code"><text:span text:style-name="T32"><text:tab/><text:tab/>)</text:span></text:p>
      <text:p text:style-name="Code"><text:span text:style-name="T32"><text:tab/>WHERE calculsdroitsrsa.toppersdrodevorsa = '1'</text:span></text:p>
      <text:p text:style-name="Code"><text:span text:style-name="T32"><text:tab/><text:tab/>AND situationsdossiersrsa.etatdosrsa IN ( '2', '3', '4' );</text:span></text:p>
      <text:h text:style-name="P24" text:outline-level="3"><text:span text:style-name="T28">R</text:span><text:span text:style-name="T6">equête</text:span><text:span text:style-name="T28"> </text:span><text:span text:style-name="T45">n° 2</text:span></text:h>
      <text:p text:style-name="P14"><text:span text:style-name="T29">Combien existe-t'il de personnes distinctes ?</text:span></text:p>
      <text:p text:style-name="P14"><text:span text:style-name="T29">1°) possédant un CER validé et en cours actuellement</text:span></text:p>
      <text:p text:style-name="Code"><text:span text:style-name="T29">SELECT COUNT(DISTINCT(contratsinsertion.personne_id))</text:span></text:p>
      <text:p text:style-name="Code"><text:span text:style-name="T29"><text:tab/>FROM contratsinsertion</text:span></text:p>
      <text:p text:style-name="Code"><text:span text:style-name="T29"><text:tab/><text:tab/>INNER JOIN personnes ON (</text:span></text:p>
      <text:p text:style-name="Code"><text:span text:style-name="T29"><text:tab/><text:tab/><text:tab/>contratsinsertion.personne_id = personnes.id</text:span></text:p>
      <text:p text:style-name="Code"><text:span text:style-name="T29"><text:tab/><text:tab/><text:tab/>AND contratsinsertion.id = (</text:span></text:p>
      <text:p text:style-name="Code"><text:span text:style-name="T29"><text:tab/><text:tab/><text:tab/><text:tab/><text:tab/>SELECT dernierci.id</text:span></text:p>
      <text:p text:style-name="Code"><text:span text:style-name="T29"><text:tab/><text:tab/><text:tab/><text:tab/><text:tab/><text:tab/>FROM contratsinsertion AS dernierci</text:span></text:p>
      <text:p text:style-name="Code"><text:span text:style-name="T29"><text:tab/><text:tab/><text:tab/><text:tab/><text:tab/><text:tab/>WHERE dernierci.personne_id = contratsinsertion.personne_id</text:span></text:p>
      <text:p text:style-name="Code"><text:span text:style-name="T29"><text:tab/><text:tab/><text:tab/><text:tab/><text:tab/><text:tab/><text:tab/>AND dernierci.datevalidation_ci IS NOT NULL</text:span></text:p>
      <text:p text:style-name="Code"><text:soft-page-break/><text:span text:style-name="T29"><text:tab/><text:tab/><text:tab/><text:tab/><text:tab/><text:tab/><text:tab/>AND dernierci.structurereferente_id IS NOT NULL</text:span></text:p>
      <text:p text:style-name="Code"><text:span text:style-name="T29"><text:tab/><text:tab/><text:tab/><text:tab/><text:tab/><text:tab/><text:tab/>AND dernierci.df_ci &gt;= CURRENT_DATE</text:span></text:p>
      <text:p text:style-name="Code"><text:span text:style-name="T29"><text:tab/><text:tab/><text:tab/><text:tab/><text:tab/><text:tab/>ORDER BY dernierci.dd_ci DESC</text:span></text:p>
      <text:p text:style-name="Code"><text:span text:style-name="T29"><text:tab/><text:tab/><text:tab/><text:tab/><text:tab/><text:tab/>LIMIT 1</text:span></text:p>
      <text:p text:style-name="Code"><text:span text:style-name="T29"><text:tab/><text:tab/><text:tab/><text:tab/>)</text:span></text:p>
      <text:p text:style-name="Code"><text:span text:style-name="T29"><text:tab/><text:tab/>);</text:span></text:p>
      <text:h text:style-name="P24" text:outline-level="3"><text:span text:style-name="T28">R</text:span><text:span text:style-name="T6">equête</text:span><text:span text:style-name="T28"> </text:span><text:span text:style-name="T45">n° 3</text:span></text:h>
      <text:p text:style-name="P14"><text:span text:style-name="T29">Combien existe-t'il de personnes distinctes ?</text:span></text:p>
      <text:p text:style-name="P14"><text:span text:style-name="T29">1°) demandeur ou conjoint RSA</text:span></text:p>
      <text:p text:style-name="P14"><text:span text:style-name="T29">2°) possédant un CER validé et en cours actuellement</text:span></text:p>
      <text:p text:style-name="P14"><text:span text:style-name="T29">3°) qui sont soumises à droits et devoirs ET qui se trouvent dans un dossier dont les droits sont ouverts</text:span></text:p>
      <text:p text:style-name="Code"><text:span text:style-name="T29">SELECT COUNT(DISTINCT(contratsinsertion.personne_id))</text:span></text:p>
      <text:p text:style-name="Code"><text:span text:style-name="T29"><text:tab/>FROM contratsinsertion</text:span></text:p>
      <text:p text:style-name="Code"><text:span text:style-name="T29"><text:tab/><text:tab/>INNER JOIN personnes ON (</text:span></text:p>
      <text:p text:style-name="Code"><text:span text:style-name="T29"><text:tab/><text:tab/><text:tab/>contratsinsertion.personne_id = personnes.id</text:span></text:p>
      <text:p text:style-name="Code"><text:span text:style-name="T29"><text:tab/><text:tab/><text:tab/>AND contratsinsertion.id = (</text:span></text:p>
      <text:p text:style-name="Code"><text:span text:style-name="T29"><text:tab/><text:tab/><text:tab/><text:tab/><text:tab/>SELECT dernierci.id</text:span></text:p>
      <text:p text:style-name="Code"><text:span text:style-name="T29"><text:tab/><text:tab/><text:tab/><text:tab/><text:tab/><text:tab/>FROM contratsinsertion AS dernierci</text:span></text:p>
      <text:p text:style-name="Code"><text:span text:style-name="T29"><text:tab/><text:tab/><text:tab/><text:tab/><text:tab/><text:tab/>WHERE dernierci.personne_id = contratsinsertion.personne_id</text:span></text:p>
      <text:p text:style-name="Code"><text:span text:style-name="T29"><text:tab/><text:tab/><text:tab/><text:tab/><text:tab/><text:tab/><text:tab/>AND dernierci.datevalidation_ci IS NOT NULL</text:span></text:p>
      <text:p text:style-name="Code"><text:span text:style-name="T29"><text:tab/><text:tab/><text:tab/><text:tab/><text:tab/><text:tab/><text:tab/>AND dernierci.structurereferente_id IS NOT NULL</text:span></text:p>
      <text:p text:style-name="Code"><text:span text:style-name="T29"><text:tab/><text:tab/><text:tab/><text:tab/><text:tab/><text:tab/><text:tab/>AND dernierci.df_ci &gt;= CURRENT_DATE</text:span></text:p>
      <text:p text:style-name="Code"><text:span text:style-name="T29"><text:tab/><text:tab/><text:tab/><text:tab/><text:tab/><text:tab/>ORDER BY dernierci.dd_ci DESC</text:span></text:p>
      <text:p text:style-name="Code"><text:span text:style-name="T29"><text:tab/><text:tab/><text:tab/><text:tab/><text:tab/><text:tab/>LIMIT 1</text:span></text:p>
      <text:p text:style-name="Code"><text:span text:style-name="T29"><text:tab/><text:tab/><text:tab/><text:tab/>)</text:span></text:p>
      <text:p text:style-name="Code"><text:span text:style-name="T29"><text:tab/><text:tab/>)</text:span></text:p>
      <text:p text:style-name="Code"><text:span text:style-name="T29"><text:tab/><text:tab/>INNER JOIN prestations ON (</text:span></text:p>
      <text:p text:style-name="Code"><text:span text:style-name="T29"><text:tab/><text:tab/><text:tab/>prestations.personne_id = personnes.id</text:span></text:p>
      <text:p text:style-name="Code"><text:span text:style-name="T29"><text:tab/><text:tab/><text:tab/>AND prestations.natprest = 'RSA'</text:span></text:p>
      <text:p text:style-name="Code"><text:span text:style-name="T29"><text:tab/><text:tab/><text:tab/>AND prestations.rolepers IN ( 'DEM', 'CJT' )</text:span></text:p>
      <text:p text:style-name="Code"><text:span text:style-name="T29"><text:tab/><text:tab/>)</text:span></text:p>
      <text:p text:style-name="Code"><text:span text:style-name="T29"><text:tab/><text:tab/>INNER JOIN calculsdroitsrsa ON (</text:span></text:p>
      <text:p text:style-name="Code"><text:span text:style-name="T29"><text:tab/><text:tab/><text:tab/>personnes.id = calculsdroitsrsa.personne_id</text:span></text:p>
      <text:p text:style-name="Code"><text:span text:style-name="T29"><text:tab/><text:tab/>)</text:span></text:p>
      <text:p text:style-name="Code"><text:span text:style-name="T29"><text:tab/><text:tab/>INNER JOIN foyers ON (</text:span></text:p>
      <text:p text:style-name="Code"><text:span text:style-name="T29"><text:tab/><text:tab/><text:tab/>personnes.foyer_id = foyers.id</text:span></text:p>
      <text:p text:style-name="Code"><text:span text:style-name="T29"><text:tab/><text:tab/>)</text:span></text:p>
      <text:p text:style-name="Code"><text:span text:style-name="T29"><text:tab/><text:tab/>INNER JOIN dossiers ON (</text:span></text:p>
      <text:p text:style-name="Code"><text:span text:style-name="T29"><text:tab/><text:tab/><text:tab/>foyers.dossier_id = dossiers.id</text:span></text:p>
      <text:p text:style-name="Code"><text:span text:style-name="T29"><text:tab/><text:tab/>)</text:span></text:p>
      <text:p text:style-name="Code"><text:span text:style-name="T29"><text:tab/><text:tab/>INNER JOIN situationsdossiersrsa ON (</text:span></text:p>
      <text:p text:style-name="Code"><text:span text:style-name="T29"><text:tab/><text:tab/><text:tab/>situationsdossiersrsa.dossier_id = dossiers.id</text:span></text:p>
      <text:p text:style-name="Code"><text:span text:style-name="T29"><text:tab/><text:tab/>)</text:span></text:p>
      <text:p text:style-name="Code"><text:span text:style-name="T29"><text:tab/>WHERE calculsdroitsrsa.toppersdrodevorsa = '1'</text:span></text:p>
      <text:p text:style-name="Code"><text:span text:style-name="T29"><text:tab/><text:tab/>AND situationsdossiersrsa.etatdosrsa IN ( '2', '3', '4' );</text:span></text:p>
      <text:h text:style-name="P24" text:outline-level="3"><text:span text:style-name="T28">R</text:span><text:span text:style-name="T6">equête</text:span><text:span text:style-name="T28"> </text:span><text:span text:style-name="T45">n° 4</text:span></text:h>
      <text:p text:style-name="P14"><text:span text:style-name="T29">Combien existe-t'il de personnes distinctes ?</text:span></text:p>
      <text:p text:style-name="P14"><text:span text:style-name="T29">1°) possédant un CER validé et en cours actuellement</text:span></text:p>
      <text:p text:style-name="P14"><text:soft-page-break/><text:span text:style-name="T29">2°) demandeurs ou conjoints RSA</text:span></text:p>
      <text:p text:style-name="P14"><text:span text:style-name="T29">3°) ne possédant pas d'entrée dans la table calculsdroitsrsa (or, cf. XMLRSACGbénéficiaire20100319.xls / VRSB0402-Cristal V32, cette rebrique devait être renseignée dans le flux)</text:span></text:p>
      <text:p text:style-name="Code"><text:span text:style-name="T29">SELECT COUNT(DISTINCT(contratsinsertion.personne_id))</text:span></text:p>
      <text:p text:style-name="Code"><text:span text:style-name="T29"><text:tab/>FROM contratsinsertion</text:span></text:p>
      <text:p text:style-name="Code"><text:span text:style-name="T29"><text:tab/><text:tab/>INNER JOIN personnes ON (</text:span></text:p>
      <text:p text:style-name="Code"><text:span text:style-name="T29"><text:tab/><text:tab/><text:tab/>contratsinsertion.personne_id = personnes.id</text:span></text:p>
      <text:p text:style-name="Code"><text:span text:style-name="T29"><text:tab/><text:tab/><text:tab/>AND contratsinsertion.id = (</text:span></text:p>
      <text:p text:style-name="Code"><text:span text:style-name="T29"><text:tab/><text:tab/><text:tab/><text:tab/><text:tab/>SELECT dernierci.id</text:span></text:p>
      <text:p text:style-name="Code"><text:span text:style-name="T29"><text:tab/><text:tab/><text:tab/><text:tab/><text:tab/><text:tab/>FROM contratsinsertion AS dernierci</text:span></text:p>
      <text:p text:style-name="Code"><text:span text:style-name="T29"><text:tab/><text:tab/><text:tab/><text:tab/><text:tab/><text:tab/>WHERE dernierci.personne_id = contratsinsertion.personne_id</text:span></text:p>
      <text:p text:style-name="Code"><text:span text:style-name="T29"><text:tab/><text:tab/><text:tab/><text:tab/><text:tab/><text:tab/><text:tab/>AND dernierci.datevalidation_ci IS NOT NULL</text:span></text:p>
      <text:p text:style-name="Code"><text:span text:style-name="T29"><text:tab/><text:tab/><text:tab/><text:tab/><text:tab/><text:tab/><text:tab/>AND dernierci.structurereferente_id IS NOT NULL</text:span></text:p>
      <text:p text:style-name="Code"><text:span text:style-name="T29"><text:tab/><text:tab/><text:tab/><text:tab/><text:tab/><text:tab/><text:tab/>AND dernierci.df_ci &gt;= CURRENT_DATE</text:span></text:p>
      <text:p text:style-name="Code"><text:span text:style-name="T29"><text:tab/><text:tab/><text:tab/><text:tab/><text:tab/><text:tab/>ORDER BY dernierci.dd_ci DESC</text:span></text:p>
      <text:p text:style-name="Code"><text:span text:style-name="T29"><text:tab/><text:tab/><text:tab/><text:tab/><text:tab/><text:tab/>LIMIT 1</text:span></text:p>
      <text:p text:style-name="Code"><text:span text:style-name="T29"><text:tab/><text:tab/><text:tab/><text:tab/>)</text:span></text:p>
      <text:p text:style-name="Code"><text:span text:style-name="T29"><text:tab/><text:tab/>)</text:span></text:p>
      <text:p text:style-name="Code"><text:span text:style-name="T29"><text:tab/><text:tab/>INNER JOIN prestations ON (</text:span></text:p>
      <text:p text:style-name="Code"><text:span text:style-name="T29"><text:tab/><text:tab/><text:tab/>prestations.personne_id = contratsinsertion.personne_id</text:span></text:p>
      <text:p text:style-name="Code"><text:span text:style-name="T29"><text:tab/><text:tab/><text:tab/>AND prestations.natprest = 'RSA'</text:span></text:p>
      <text:p text:style-name="Code"><text:span text:style-name="T29"><text:tab/><text:tab/><text:tab/>AND prestations.rolepers IN ( 'DEM', 'CJT' )</text:span></text:p>
      <text:p text:style-name="Code"><text:span text:style-name="T29"><text:tab/><text:tab/>)</text:span></text:p>
      <text:p text:style-name="Code"><text:span text:style-name="T29"><text:tab/>WHERE contratsinsertion.personne_id NOT IN (</text:span></text:p>
      <text:p text:style-name="Code"><text:span text:style-name="T29"><text:tab/><text:tab/><text:tab/>SELECT DISTINCT(calculsdroitsrsa.personne_id)</text:span></text:p>
      <text:p text:style-name="Code"><text:span text:style-name="T29"><text:tab/><text:tab/><text:tab/><text:tab/>FROM calculsdroitsrsa</text:span></text:p>
      <text:p text:style-name="Code"><text:span text:style-name="T29"><text:tab/><text:tab/>);</text:span></text:p>
      <text:h text:style-name="P24" text:outline-level="3"><text:span text:style-name="T28">R</text:span><text:span text:style-name="T6">equête</text:span><text:span text:style-name="T28"> </text:span><text:span text:style-name="T45">n° 5</text:span></text:h>
      <text:p text:style-name="P14"><text:span text:style-name="T29">Combien existe-t'il de personnes distinctes ?</text:span></text:p>
      <text:p text:style-name="P14"><text:span text:style-name="T29">1°) demandeur ou conjoint RSA</text:span></text:p>
      <text:p text:style-name="P14"><text:span text:style-name="T29">2°) possédant un CER validé et en cours actuellement</text:span></text:p>
      <text:p text:style-name="P14"><text:span text:style-name="T29">3°) qui NE sont PAS soumises à droits et devoirs OU qui se trouvent dans un dossier dont les droits NE sont PAS ouverts</text:span></text:p>
      <text:p text:style-name="Code"><text:span text:style-name="T29">SELECT COUNT(DISTINCT(contratsinsertion.personne_id))</text:span></text:p>
      <text:p text:style-name="Code"><text:span text:style-name="T29"><text:tab/>FROM contratsinsertion</text:span></text:p>
      <text:p text:style-name="Code"><text:span text:style-name="T29"><text:tab/><text:tab/>INNER JOIN personnes ON (</text:span></text:p>
      <text:p text:style-name="Code"><text:span text:style-name="T29"><text:tab/><text:tab/><text:tab/>contratsinsertion.personne_id = personnes.id</text:span></text:p>
      <text:p text:style-name="Code"><text:span text:style-name="T29"><text:tab/><text:tab/><text:tab/>AND contratsinsertion.id = (</text:span></text:p>
      <text:p text:style-name="Code"><text:span text:style-name="T29"><text:tab/><text:tab/><text:tab/><text:tab/><text:tab/>SELECT dernierci.id</text:span></text:p>
      <text:p text:style-name="Code"><text:span text:style-name="T29"><text:tab/><text:tab/><text:tab/><text:tab/><text:tab/><text:tab/>FROM contratsinsertion AS dernierci</text:span></text:p>
      <text:p text:style-name="Code"><text:span text:style-name="T29"><text:tab/><text:tab/><text:tab/><text:tab/><text:tab/><text:tab/>WHERE dernierci.personne_id = contratsinsertion.personne_id</text:span></text:p>
      <text:p text:style-name="Code"><text:span text:style-name="T29"><text:tab/><text:tab/><text:tab/><text:tab/><text:tab/><text:tab/><text:tab/>AND dernierci.datevalidation_ci IS NOT NULL</text:span></text:p>
      <text:p text:style-name="Code"><text:span text:style-name="T29"><text:tab/><text:tab/><text:tab/><text:tab/><text:tab/><text:tab/><text:tab/>AND dernierci.structurereferente_id IS NOT NULL</text:span></text:p>
      <text:p text:style-name="Code"><text:span text:style-name="T29"><text:tab/><text:tab/><text:tab/><text:tab/><text:tab/><text:tab/><text:tab/>AND dernierci.df_ci &gt;= CURRENT_DATE</text:span></text:p>
      <text:p text:style-name="Code"><text:span text:style-name="T29"><text:tab/><text:tab/><text:tab/><text:tab/><text:tab/><text:tab/>ORDER BY dernierci.dd_ci DESC</text:span></text:p>
      <text:p text:style-name="Code"><text:span text:style-name="T29"><text:tab/><text:tab/><text:tab/><text:tab/><text:tab/><text:tab/>LIMIT 1</text:span></text:p>
      <text:p text:style-name="Code"><text:span text:style-name="T29"><text:tab/><text:tab/><text:tab/><text:tab/>)</text:span></text:p>
      <text:p text:style-name="Code"><text:span text:style-name="T29"><text:tab/><text:tab/>)</text:span></text:p>
      <text:p text:style-name="Code"><text:soft-page-break/><text:span text:style-name="T29"><text:tab/><text:tab/>INNER JOIN prestations ON (</text:span></text:p>
      <text:p text:style-name="Code"><text:span text:style-name="T29"><text:tab/><text:tab/><text:tab/>prestations.personne_id = personnes.id</text:span></text:p>
      <text:p text:style-name="Code"><text:span text:style-name="T29"><text:tab/><text:tab/><text:tab/>AND prestations.natprest = 'RSA'</text:span></text:p>
      <text:p text:style-name="Code"><text:span text:style-name="T29"><text:tab/><text:tab/><text:tab/>AND prestations.rolepers IN ( 'DEM', 'CJT' )</text:span></text:p>
      <text:p text:style-name="Code"><text:span text:style-name="T29"><text:tab/><text:tab/>)</text:span></text:p>
      <text:p text:style-name="Code"><text:span text:style-name="T29"><text:tab/><text:tab/>INNER JOIN calculsdroitsrsa ON (</text:span></text:p>
      <text:p text:style-name="Code"><text:span text:style-name="T29"><text:tab/><text:tab/><text:tab/>personnes.id = calculsdroitsrsa.personne_id</text:span></text:p>
      <text:p text:style-name="Code"><text:span text:style-name="T29"><text:tab/><text:tab/>)</text:span></text:p>
      <text:p text:style-name="Code"><text:span text:style-name="T29"><text:tab/><text:tab/>INNER JOIN foyers ON (</text:span></text:p>
      <text:p text:style-name="Code"><text:span text:style-name="T29"><text:tab/><text:tab/><text:tab/>personnes.foyer_id = foyers.id</text:span></text:p>
      <text:p text:style-name="Code"><text:span text:style-name="T29"><text:tab/><text:tab/>)</text:span></text:p>
      <text:p text:style-name="Code"><text:span text:style-name="T29"><text:tab/><text:tab/>INNER JOIN dossiers ON (</text:span></text:p>
      <text:p text:style-name="Code"><text:span text:style-name="T29"><text:tab/><text:tab/><text:tab/>foyers.dossier_id = dossiers.id</text:span></text:p>
      <text:p text:style-name="Code"><text:span text:style-name="T29"><text:tab/><text:tab/>)</text:span></text:p>
      <text:p text:style-name="Code"><text:span text:style-name="T29"><text:tab/><text:tab/>INNER JOIN situationsdossiersrsa ON (</text:span></text:p>
      <text:p text:style-name="Code"><text:span text:style-name="T29"><text:tab/><text:tab/><text:tab/>situationsdossiersrsa.dossier_id = dossiers.id</text:span></text:p>
      <text:p text:style-name="Code"><text:span text:style-name="T29"><text:tab/><text:tab/>)</text:span></text:p>
      <text:p text:style-name="Code"><text:span text:style-name="T29"><text:tab/>WHERE calculsdroitsrsa.toppersdrodevorsa &lt;&gt; '1'</text:span></text:p>
      <text:p text:style-name="Code"><text:span text:style-name="T29"><text:tab/><text:tab/>OR situationsdossiersrsa.etatdosrsa NOT IN ( '2', '3', '4' );</text:span></text:p>
      <text:h text:style-name="P24" text:outline-level="3"><text:span text:style-name="T28">R</text:span><text:span text:style-name="T6">equête</text:span><text:span text:style-name="T28"> </text:span><text:span text:style-name="T45">n° 6</text:span></text:h>
      <text:p text:style-name="P14"><text:span text:style-name="T29">Combien existe-t'il de personnes distinctes ?</text:span></text:p>
      <text:p text:style-name="P14"><text:span text:style-name="T29">1°) NON demandeur ET NON conjoint RSA</text:span></text:p>
      <text:p text:style-name="P14"><text:span text:style-name="T29">2°) possédant un CER validé et en cours actuellement</text:span></text:p>
      <text:p text:style-name="Code"><text:span text:style-name="T29">SELECT COUNT(DISTINCT(contratsinsertion.personne_id))</text:span></text:p>
      <text:p text:style-name="Code"><text:span text:style-name="T29"><text:tab/>FROM contratsinsertion</text:span></text:p>
      <text:p text:style-name="Code"><text:span text:style-name="T29"><text:tab/><text:tab/>INNER JOIN personnes ON (</text:span></text:p>
      <text:p text:style-name="Code"><text:span text:style-name="T29"><text:tab/><text:tab/><text:tab/>contratsinsertion.personne_id = personnes.id</text:span></text:p>
      <text:p text:style-name="Code"><text:span text:style-name="T29"><text:tab/><text:tab/><text:tab/>AND contratsinsertion.id = (</text:span></text:p>
      <text:p text:style-name="Code"><text:span text:style-name="T29"><text:tab/><text:tab/><text:tab/><text:tab/><text:tab/>SELECT dernierci.id</text:span></text:p>
      <text:p text:style-name="Code"><text:span text:style-name="T29"><text:tab/><text:tab/><text:tab/><text:tab/><text:tab/><text:tab/>FROM contratsinsertion AS dernierci</text:span></text:p>
      <text:p text:style-name="Code"><text:span text:style-name="T29"><text:tab/><text:tab/><text:tab/><text:tab/><text:tab/><text:tab/>WHERE dernierci.personne_id = contratsinsertion.personne_id</text:span></text:p>
      <text:p text:style-name="Code"><text:span text:style-name="T29"><text:tab/><text:tab/><text:tab/><text:tab/><text:tab/><text:tab/><text:tab/>AND dernierci.datevalidation_ci IS NOT NULL</text:span></text:p>
      <text:p text:style-name="Code"><text:span text:style-name="T29"><text:tab/><text:tab/><text:tab/><text:tab/><text:tab/><text:tab/><text:tab/>AND dernierci.structurereferente_id IS NOT NULL</text:span></text:p>
      <text:p text:style-name="Code"><text:span text:style-name="T29"><text:tab/><text:tab/><text:tab/><text:tab/><text:tab/><text:tab/><text:tab/>AND dernierci.df_ci &gt;= CURRENT_DATE</text:span></text:p>
      <text:p text:style-name="Code"><text:span text:style-name="T29"><text:tab/><text:tab/><text:tab/><text:tab/><text:tab/><text:tab/>ORDER BY dernierci.dd_ci DESC</text:span></text:p>
      <text:p text:style-name="Code"><text:span text:style-name="T29"><text:tab/><text:tab/><text:tab/><text:tab/><text:tab/><text:tab/>LIMIT 1</text:span></text:p>
      <text:p text:style-name="Code"><text:span text:style-name="T29"><text:tab/><text:tab/><text:tab/><text:tab/>)</text:span></text:p>
      <text:p text:style-name="Code"><text:span text:style-name="T29"><text:tab/><text:tab/>)</text:span></text:p>
      <text:p text:style-name="Code"><text:span text:style-name="T29"><text:tab/><text:tab/>INNER JOIN prestations ON (</text:span></text:p>
      <text:p text:style-name="Code"><text:span text:style-name="T29"><text:tab/><text:tab/><text:tab/>prestations.personne_id = personnes.id</text:span></text:p>
      <text:p text:style-name="Code"><text:span text:style-name="T29"><text:tab/><text:tab/><text:tab/>AND prestations.natprest = 'RSA'</text:span></text:p>
      <text:p text:style-name="Code"><text:span text:style-name="T29"><text:tab/><text:tab/><text:tab/>AND prestations.rolepers NOT IN ( 'DEM', 'CJT' )</text:span></text:p>
      <text:p text:style-name="Code"><text:span text:style-name="T29"><text:tab/><text:tab/>);</text:span></text:p>
      <text:h text:style-name="P24" text:outline-level="3"><text:span text:style-name="T28">R</text:span><text:span text:style-name="T6">equête</text:span><text:span text:style-name="T28"> </text:span><text:span text:style-name="T45">n° 7</text:span></text:h>
      <text:p text:style-name="P14"><text:span text:style-name="T29">Combien existe-t'il de personnes distinctes ?</text:span></text:p>
      <text:p text:style-name="P14"><text:span text:style-name="T29">1°) possédant une orientation validée et en cours actuellement</text:span></text:p>
      <text:p text:style-name="Code"><text:span text:style-name="T29">SELECT COUNT(DISTINCT(orientsstructs.personne_id))</text:span></text:p>
      <text:p text:style-name="Code"><text:span text:style-name="T29"><text:tab/>FROM orientsstructs</text:span></text:p>
      <text:p text:style-name="Code"><text:span text:style-name="T29"><text:tab/><text:tab/>INNER JOIN personnes ON (</text:span></text:p>
      <text:p text:style-name="Code"><text:span text:style-name="T29"><text:tab/><text:tab/><text:tab/>orientsstructs.personne_id = personnes.id</text:span></text:p>
      <text:p text:style-name="Code"><text:span text:style-name="T29"><text:tab/><text:tab/><text:tab/>AND orientsstructs.id = (</text:span></text:p>
      <text:p text:style-name="Code"><text:soft-page-break/><text:span text:style-name="T29"><text:tab/><text:tab/><text:tab/><text:tab/>SELECT derniereorient.id</text:span></text:p>
      <text:p text:style-name="Code"><text:span text:style-name="T29"><text:tab/><text:tab/><text:tab/><text:tab/><text:tab/>FROM orientsstructs AS derniereorient</text:span></text:p>
      <text:p text:style-name="Code"><text:span text:style-name="T29"><text:tab/><text:tab/><text:tab/><text:tab/><text:tab/>WHERE derniereorient.personne_id = orientsstructs.personne_id</text:span></text:p>
      <text:p text:style-name="Code"><text:span text:style-name="T29"><text:tab/><text:tab/><text:tab/><text:tab/><text:tab/><text:tab/>AND derniereorient.date_valid IS NOT NULL</text:span></text:p>
      <text:p text:style-name="Code"><text:span text:style-name="T29"><text:tab/><text:tab/><text:tab/><text:tab/><text:tab/><text:tab/>AND derniereorient.statut_orient = 'Orienté'</text:span></text:p>
      <text:p text:style-name="Code"><text:span text:style-name="T29"><text:tab/><text:tab/><text:tab/><text:tab/><text:tab/>ORDER BY derniereorient.date_valid DESC</text:span></text:p>
      <text:p text:style-name="Code"><text:span text:style-name="T29"><text:tab/><text:tab/><text:tab/><text:tab/><text:tab/>LIMIT 1</text:span></text:p>
      <text:p text:style-name="Code"><text:span text:style-name="T29"><text:tab/><text:tab/><text:tab/>)</text:span></text:p>
      <text:p text:style-name="Code"><text:span text:style-name="T29"><text:tab/><text:tab/>);</text:span></text:p>
      <text:h text:style-name="P24" text:outline-level="3"><text:span text:style-name="T28">R</text:span><text:span text:style-name="T6">equête</text:span><text:span text:style-name="T28"> </text:span><text:span text:style-name="T45">n° 8</text:span></text:h>
      <text:p text:style-name="P14"><text:span text:style-name="T29">Combien existe-t'il de personnes distinctes ?</text:span></text:p>
      <text:p text:style-name="P14"><text:span text:style-name="T29">1°) possédant une orientation validée et en cours actuellement</text:span></text:p>
      <text:p text:style-name="P14"><text:span text:style-name="T29">2°) possédant un CER validé et en cours actuellement</text:span></text:p>
      <text:p text:style-name="Code"><text:span text:style-name="T29">SELECT COUNT(DISTINCT(personnes.id))</text:span></text:p>
      <text:p text:style-name="Code"><text:span text:style-name="T29"><text:tab/>FROM personnes</text:span></text:p>
      <text:p text:style-name="Code"><text:span text:style-name="T29"><text:tab/><text:tab/>INNER JOIN orientsstructs ON (</text:span></text:p>
      <text:p text:style-name="Code"><text:span text:style-name="T29"><text:tab/><text:tab/><text:tab/>orientsstructs.personne_id = personnes.id</text:span></text:p>
      <text:p text:style-name="Code"><text:span text:style-name="T29"><text:tab/><text:tab/><text:tab/>AND orientsstructs.id = (</text:span></text:p>
      <text:p text:style-name="Code"><text:span text:style-name="T29"><text:tab/><text:tab/><text:tab/><text:tab/>SELECT derniereorient.id</text:span></text:p>
      <text:p text:style-name="Code"><text:span text:style-name="T29"><text:tab/><text:tab/><text:tab/><text:tab/><text:tab/>FROM orientsstructs AS derniereorient</text:span></text:p>
      <text:p text:style-name="Code"><text:span text:style-name="T29"><text:tab/><text:tab/><text:tab/><text:tab/><text:tab/>WHERE derniereorient.personne_id = orientsstructs.personne_id</text:span></text:p>
      <text:p text:style-name="Code"><text:span text:style-name="T29"><text:tab/><text:tab/><text:tab/><text:tab/><text:tab/><text:tab/>AND derniereorient.date_valid IS NOT NULL</text:span></text:p>
      <text:p text:style-name="Code"><text:span text:style-name="T29"><text:tab/><text:tab/><text:tab/><text:tab/><text:tab/><text:tab/>AND derniereorient.statut_orient = 'Orienté'</text:span></text:p>
      <text:p text:style-name="Code"><text:span text:style-name="T29"><text:tab/><text:tab/><text:tab/><text:tab/><text:tab/>ORDER BY derniereorient.date_valid DESC</text:span></text:p>
      <text:p text:style-name="Code"><text:span text:style-name="T29"><text:tab/><text:tab/><text:tab/><text:tab/><text:tab/>LIMIT 1</text:span></text:p>
      <text:p text:style-name="Code"><text:span text:style-name="T29"><text:tab/><text:tab/><text:tab/>)</text:span></text:p>
      <text:p text:style-name="Code"><text:span text:style-name="T29"><text:tab/><text:tab/>)</text:span></text:p>
      <text:p text:style-name="Code"><text:span text:style-name="T29"><text:tab/><text:tab/>INNER JOIN contratsinsertion ON (</text:span></text:p>
      <text:p text:style-name="Code"><text:span text:style-name="T29"><text:tab/><text:tab/><text:tab/>contratsinsertion.personne_id = personnes.id</text:span></text:p>
      <text:p text:style-name="Code"><text:span text:style-name="T29"><text:tab/><text:tab/><text:tab/>AND contratsinsertion.id = (</text:span></text:p>
      <text:p text:style-name="Code"><text:span text:style-name="T29"><text:tab/><text:tab/><text:tab/><text:tab/>SELECT dernierci.id</text:span></text:p>
      <text:p text:style-name="Code"><text:span text:style-name="T29"><text:tab/><text:tab/><text:tab/><text:tab/><text:tab/>FROM contratsinsertion AS dernierci</text:span></text:p>
      <text:p text:style-name="Code"><text:span text:style-name="T29"><text:tab/><text:tab/><text:tab/><text:tab/><text:tab/>WHERE dernierci.personne_id = contratsinsertion.personne_id</text:span></text:p>
      <text:p text:style-name="Code"><text:span text:style-name="T29"><text:tab/><text:tab/><text:tab/><text:tab/><text:tab/><text:tab/>AND dernierci.datevalidation_ci IS NOT NULL</text:span></text:p>
      <text:p text:style-name="Code"><text:span text:style-name="T29"><text:tab/><text:tab/><text:tab/><text:tab/><text:tab/><text:tab/>AND dernierci.structurereferente_id IS NOT NULL</text:span></text:p>
      <text:p text:style-name="Code"><text:span text:style-name="T29"><text:tab/><text:tab/><text:tab/><text:tab/><text:tab/><text:tab/>AND dernierci.df_ci &gt;= CURRENT_DATE</text:span></text:p>
      <text:p text:style-name="Code"><text:span text:style-name="T29"><text:tab/><text:tab/><text:tab/><text:tab/><text:tab/>ORDER BY dernierci.dd_ci DESC</text:span></text:p>
      <text:p text:style-name="Code"><text:span text:style-name="T29"><text:tab/><text:tab/><text:tab/><text:tab/><text:tab/>LIMIT 1</text:span></text:p>
      <text:p text:style-name="Code"><text:span text:style-name="T29"><text:tab/><text:tab/><text:tab/>)</text:span></text:p>
      <text:p text:style-name="Code"><text:span text:style-name="T29"><text:tab/><text:tab/>);</text:span></text:p>
      <text:h text:style-name="P24" text:outline-level="3"><text:span text:style-name="T28">R</text:span><text:span text:style-name="T6">equête</text:span><text:span text:style-name="T28"> </text:span><text:span text:style-name="T45">n° 9</text:span></text:h>
      <text:p text:style-name="P14"><text:span text:style-name="T29">Combien existe-t'il de personnes distinctes ?</text:span></text:p>
      <text:p text:style-name="P14"><text:span text:style-name="T29">1°) possédant une orientation validée et en cours actuellement</text:span></text:p>
      <text:p text:style-name="P14"><text:span text:style-name="T29">2°) possédant un CER validé et en cours actuellement</text:span></text:p>
      <text:p text:style-name="P14"><text:span text:style-name="T29">3°) dont la structure référente de l'orientation est la même que la structure référente du CER</text:span></text:p>
      <text:p text:style-name="Code"><text:span text:style-name="T29">SELECT COUNT(DISTINCT(personnes.id))</text:span></text:p>
      <text:p text:style-name="Code"><text:span text:style-name="T29"><text:tab/>FROM personnes</text:span></text:p>
      <text:p text:style-name="Code"><text:span text:style-name="T29"><text:tab/><text:tab/>INNER JOIN orientsstructs ON (</text:span></text:p>
      <text:p text:style-name="Code"><text:soft-page-break/><text:span text:style-name="T29"><text:tab/><text:tab/><text:tab/>orientsstructs.personne_id = personnes.id</text:span></text:p>
      <text:p text:style-name="Code"><text:span text:style-name="T29"><text:tab/><text:tab/><text:tab/>AND orientsstructs.id = (</text:span></text:p>
      <text:p text:style-name="Code"><text:span text:style-name="T29"><text:tab/><text:tab/><text:tab/><text:tab/>SELECT derniereorient.id</text:span></text:p>
      <text:p text:style-name="Code"><text:span text:style-name="T29"><text:tab/><text:tab/><text:tab/><text:tab/><text:tab/>FROM orientsstructs AS derniereorient</text:span></text:p>
      <text:p text:style-name="Code"><text:span text:style-name="T29"><text:tab/><text:tab/><text:tab/><text:tab/><text:tab/>WHERE derniereorient.personne_id = orientsstructs.personne_id</text:span></text:p>
      <text:p text:style-name="Code"><text:span text:style-name="T29"><text:tab/><text:tab/><text:tab/><text:tab/><text:tab/><text:tab/>AND derniereorient.date_valid IS NOT NULL</text:span></text:p>
      <text:p text:style-name="Code"><text:span text:style-name="T29"><text:tab/><text:tab/><text:tab/><text:tab/><text:tab/><text:tab/>AND derniereorient.statut_orient = 'Orienté'</text:span></text:p>
      <text:p text:style-name="Code"><text:span text:style-name="T29"><text:tab/><text:tab/><text:tab/><text:tab/><text:tab/>ORDER BY derniereorient.date_valid DESC</text:span></text:p>
      <text:p text:style-name="Code"><text:span text:style-name="T29"><text:tab/><text:tab/><text:tab/><text:tab/><text:tab/>LIMIT 1</text:span></text:p>
      <text:p text:style-name="Code"><text:span text:style-name="T29"><text:tab/><text:tab/><text:tab/>)</text:span></text:p>
      <text:p text:style-name="Code"><text:span text:style-name="T29"><text:tab/><text:tab/>)</text:span></text:p>
      <text:p text:style-name="Code"><text:span text:style-name="T29"><text:tab/><text:tab/>INNER JOIN contratsinsertion ON (</text:span></text:p>
      <text:p text:style-name="Code"><text:span text:style-name="T29"><text:tab/><text:tab/><text:tab/>contratsinsertion.personne_id = personnes.id</text:span></text:p>
      <text:p text:style-name="Code"><text:span text:style-name="T29"><text:tab/><text:tab/><text:tab/>AND contratsinsertion.id = (</text:span></text:p>
      <text:p text:style-name="Code"><text:span text:style-name="T29"><text:tab/><text:tab/><text:tab/><text:tab/>SELECT dernierci.id</text:span></text:p>
      <text:p text:style-name="Code"><text:span text:style-name="T29"><text:tab/><text:tab/><text:tab/><text:tab/><text:tab/>FROM contratsinsertion AS dernierci</text:span></text:p>
      <text:p text:style-name="Code"><text:span text:style-name="T29"><text:tab/><text:tab/><text:tab/><text:tab/><text:tab/>WHERE dernierci.personne_id = contratsinsertion.personne_id</text:span></text:p>
      <text:p text:style-name="Code"><text:span text:style-name="T29"><text:tab/><text:tab/><text:tab/><text:tab/><text:tab/><text:tab/>AND dernierci.datevalidation_ci IS NOT NULL</text:span></text:p>
      <text:p text:style-name="Code"><text:span text:style-name="T29"><text:tab/><text:tab/><text:tab/><text:tab/><text:tab/><text:tab/>AND dernierci.structurereferente_id IS NOT NULL</text:span></text:p>
      <text:p text:style-name="Code"><text:span text:style-name="T29"><text:tab/><text:tab/><text:tab/><text:tab/><text:tab/><text:tab/>AND dernierci.df_ci &gt;= CURRENT_DATE</text:span></text:p>
      <text:p text:style-name="Code"><text:span text:style-name="T29"><text:tab/><text:tab/><text:tab/><text:tab/><text:tab/>ORDER BY dernierci.dd_ci DESC</text:span></text:p>
      <text:p text:style-name="Code"><text:span text:style-name="T29"><text:tab/><text:tab/><text:tab/><text:tab/><text:tab/>LIMIT 1</text:span></text:p>
      <text:p text:style-name="Code"><text:span text:style-name="T29"><text:tab/><text:tab/><text:tab/>)</text:span></text:p>
      <text:p text:style-name="Code"><text:span text:style-name="T29"><text:tab/><text:tab/>)</text:span></text:p>
      <text:p text:style-name="Code"><text:span text:style-name="T29"><text:tab/>WHERE orientsstructs.structurereferente_id = contratsinsertion.structurereferente_id;</text:span></text:p>
      <text:h text:style-name="P24" text:outline-level="3"><text:span text:style-name="T28">R</text:span><text:span text:style-name="T6">equête</text:span><text:span text:style-name="T28"> </text:span><text:span text:style-name="T45">n° 10</text:span></text:h>
      <text:p text:style-name="P16"><text:span text:style-name="T33">Combien existe-t'il de personnes distinctes ?</text:span></text:p>
      <text:p text:style-name="P16"><text:span text:style-name="T33">1°) possédant une orientation validée et en cours actuellement</text:span></text:p>
      <text:p text:style-name="P16"><text:span text:style-name="T33">2°) possédant un CER validé et en cours actuellement</text:span></text:p>
      <text:p text:style-name="P16"><text:span text:style-name="T33">3°) dont la structure référente de l'orientation est la même que la structure référente du CER</text:span></text:p>
      <text:p text:style-name="P16"><text:span text:style-name="T33">4°) dont la date de validation du CER est égale </text:span><text:span text:style-name="T34">ou postérieure </text:span><text:span text:style-name="T33">à la date de saisie du CER</text:span></text:p>
      <text:p text:style-name="Code"><text:span text:style-name="T33">SELECT COUNT(DISTINCT(personnes.id))</text:span></text:p>
      <text:p text:style-name="Code"><text:span text:style-name="T33"><text:tab/>FROM personnes</text:span></text:p>
      <text:p text:style-name="Code"><text:span text:style-name="T33"><text:tab/><text:tab/>INNER JOIN orientsstructs ON (</text:span></text:p>
      <text:p text:style-name="Code"><text:span text:style-name="T33"><text:tab/><text:tab/><text:tab/>orientsstructs.personne_id = personnes.id</text:span></text:p>
      <text:p text:style-name="Code"><text:span text:style-name="T33"><text:tab/><text:tab/><text:tab/>AND orientsstructs.id = (</text:span></text:p>
      <text:p text:style-name="Code"><text:span text:style-name="T33"><text:tab/><text:tab/><text:tab/><text:tab/>SELECT derniereorient.id</text:span></text:p>
      <text:p text:style-name="Code"><text:span text:style-name="T33"><text:tab/><text:tab/><text:tab/><text:tab/><text:tab/>FROM orientsstructs AS derniereorient</text:span></text:p>
      <text:p text:style-name="Code"><text:span text:style-name="T33"><text:tab/><text:tab/><text:tab/><text:tab/><text:tab/>WHERE derniereorient.personne_id = orientsstructs.personne_id</text:span></text:p>
      <text:p text:style-name="Code"><text:span text:style-name="T33"><text:tab/><text:tab/><text:tab/><text:tab/><text:tab/><text:tab/>AND derniereorient.date_valid IS NOT NULL</text:span></text:p>
      <text:p text:style-name="Code"><text:span text:style-name="T33"><text:tab/><text:tab/><text:tab/><text:tab/><text:tab/><text:tab/>AND derniereorient.statut_orient = 'Orienté'</text:span></text:p>
      <text:p text:style-name="Code"><text:span text:style-name="T33"><text:tab/><text:tab/><text:tab/><text:tab/><text:tab/>ORDER BY derniereorient.date_valid DESC</text:span></text:p>
      <text:p text:style-name="Code"><text:span text:style-name="T33"><text:tab/><text:tab/><text:tab/><text:tab/><text:tab/>LIMIT 1</text:span></text:p>
      <text:p text:style-name="Code"><text:span text:style-name="T33"><text:tab/><text:tab/><text:tab/>)</text:span></text:p>
      <text:p text:style-name="Code"><text:span text:style-name="T33"><text:tab/><text:tab/>)</text:span></text:p>
      <text:p text:style-name="Code"><text:span text:style-name="T33"><text:tab/><text:tab/>INNER JOIN contratsinsertion ON (</text:span></text:p>
      <text:p text:style-name="Code"><text:span text:style-name="T33"><text:tab/><text:tab/><text:tab/>contratsinsertion.personne_id = personnes.id</text:span></text:p>
      <text:p text:style-name="Code"><text:span text:style-name="T33"><text:tab/><text:tab/><text:tab/>AND contratsinsertion.id = (</text:span></text:p>
      <text:p text:style-name="Code"><text:span text:style-name="T33"><text:tab/><text:tab/><text:tab/><text:tab/>SELECT dernierci.id</text:span></text:p>
      <text:p text:style-name="Code"><text:span text:style-name="T33"><text:tab/><text:tab/><text:tab/><text:tab/><text:tab/>FROM contratsinsertion AS dernierci</text:span></text:p>
      <text:p text:style-name="Code"><text:span text:style-name="T33"><text:tab/><text:tab/><text:tab/><text:tab/><text:tab/>WHERE dernierci.personne_id = </text:span><text:soft-page-break/><text:span text:style-name="T33">contratsinsertion.personne_id</text:span></text:p>
      <text:p text:style-name="Code"><text:span text:style-name="T33"><text:tab/><text:tab/><text:tab/><text:tab/><text:tab/><text:tab/>AND dernierci.datevalidation_ci IS NOT NULL</text:span></text:p>
      <text:p text:style-name="Code"><text:span text:style-name="T33"><text:tab/><text:tab/><text:tab/><text:tab/><text:tab/><text:tab/>AND dernierci.structurereferente_id IS NOT NULL</text:span></text:p>
      <text:p text:style-name="Code"><text:span text:style-name="T33"><text:tab/><text:tab/><text:tab/><text:tab/><text:tab/><text:tab/>AND dernierci.df_ci &gt;= CURRENT_DATE</text:span></text:p>
      <text:p text:style-name="Code"><text:span text:style-name="T33"><text:tab/><text:tab/><text:tab/><text:tab/><text:tab/>ORDER BY dernierci.dd_ci DESC</text:span></text:p>
      <text:p text:style-name="Code"><text:span text:style-name="T33"><text:tab/><text:tab/><text:tab/><text:tab/><text:tab/>LIMIT 1</text:span></text:p>
      <text:p text:style-name="Code"><text:span text:style-name="T33"><text:tab/><text:tab/><text:tab/>)</text:span></text:p>
      <text:p text:style-name="Code"><text:span text:style-name="T33"><text:tab/><text:tab/>)</text:span></text:p>
      <text:p text:style-name="Code"><text:span text:style-name="T33"><text:tab/>WHERE orientsstructs.structurereferente_id = contratsinsertion.structurereferente_id</text:span></text:p>
      <text:p text:style-name="Code"><text:span text:style-name="T33"><text:s text:c="12"/>AND orientsstructs.date_valid &lt;= contratsinsertion.date_saisi_ci;</text:span></text:p>
      <text:h text:style-name="P24" text:outline-level="3"><text:span text:style-name="T28">R</text:span><text:span text:style-name="T6">equête</text:span><text:span text:style-name="T28"> </text:span><text:span text:style-name="T45">n° 11</text:span></text:h>
      <text:p text:style-name="P14"><text:span text:style-name="T29">Combien existe-t'il de personnes distinctes ?</text:span></text:p>
      <text:p text:style-name="P14"><text:span text:style-name="T29">1°) possédant des CER qui se chevauchent au niveau des dates</text:span></text:p>
      <text:p text:style-name="Code"><text:span text:style-name="T29">SELECT COUNT(DISTINCT(c1.personne_id))</text:span></text:p>
      <text:p text:style-name="Code"><text:span text:style-name="T29"><text:tab/>FROM contratsinsertion AS c1,</text:span></text:p>
      <text:p text:style-name="Code"><text:span text:style-name="T29"><text:tab/><text:tab/>contratsinsertion AS c2</text:span></text:p>
      <text:p text:style-name="Code"><text:span text:style-name="T29"><text:tab/>WHERE c1.id &lt;&gt; c2.id</text:span></text:p>
      <text:p text:style-name="Code"><text:span text:style-name="T29"><text:tab/><text:tab/>AND c1.personne_id = c2.personne_id</text:span></text:p>
      <text:p text:style-name="Code"><text:span text:style-name="T29"><text:tab/><text:tab/>AND (c1.dd_ci, c1.df_ci) OVERLAPS ( c2.dd_ci, c2.df_ci );</text:span></text:p>
      <text:h text:style-name="P24" text:outline-level="3"><text:span text:style-name="T28">R</text:span><text:span text:style-name="T6">equête</text:span><text:span text:style-name="T28"> </text:span><text:span text:style-name="T45">n° 12</text:span></text:h>
      <text:p text:style-name="P17"><text:span text:style-name="T36">Combien existe-t'il de personnes distinctes ?</text:span></text:p>
      <text:p text:style-name="P21"><text:span text:style-name="T40">1°) demandeur ou conjoint RSA</text:span></text:p>
      <text:p text:style-name="P21"><text:span text:style-name="T40">2</text:span><text:span text:style-name="T36">°) possédant une orientation validée et en cours actuellement</text:span></text:p>
      <text:p text:style-name="P17"><text:span text:style-name="T40">3</text:span><text:span text:style-name="T36">°) qui sont soumises à droits et devoirs ET qui se trouvent dans un dossier dont les droits sont ouverts</text:span></text:p>
      <text:p text:style-name="P17"><text:span text:style-name="T40">4</text:span><text:span text:style-name="T36">°) NE possédant PAS un CER validé et en cours actuellement</text:span></text:p>
      <text:p text:style-name="Code"><text:span text:style-name="T36">SELECT COUNT(DISTINCT(personnes.id))</text:span></text:p>
      <text:p text:style-name="Code"><text:span text:style-name="T36"><text:tab/>FROM personnes</text:span></text:p>
      <text:p text:style-name="Code"><text:span text:style-name="T36"><text:tab/><text:tab/>INNER JOIN orientsstructs ON (</text:span></text:p>
      <text:p text:style-name="Code"><text:span text:style-name="T36"><text:tab/><text:tab/><text:tab/>orientsstructs.personne_id = personnes.id</text:span></text:p>
      <text:p text:style-name="Code"><text:span text:style-name="T36"><text:tab/><text:tab/><text:tab/>AND orientsstructs.id = (</text:span></text:p>
      <text:p text:style-name="Code"><text:span text:style-name="T36"><text:tab/><text:tab/><text:tab/><text:tab/>SELECT derniereorient.id</text:span></text:p>
      <text:p text:style-name="Code"><text:span text:style-name="T36"><text:tab/><text:tab/><text:tab/><text:tab/><text:tab/>FROM orientsstructs AS derniereorient</text:span></text:p>
      <text:p text:style-name="Code"><text:span text:style-name="T36"><text:tab/><text:tab/><text:tab/><text:tab/><text:tab/>WHERE derniereorient.personne_id = orientsstructs.personne_id</text:span></text:p>
      <text:p text:style-name="Code"><text:span text:style-name="T36"><text:tab/><text:tab/><text:tab/><text:tab/><text:tab/><text:tab/>AND derniereorient.date_valid IS NOT NULL</text:span></text:p>
      <text:p text:style-name="Code"><text:span text:style-name="T36"><text:tab/><text:tab/><text:tab/><text:tab/><text:tab/><text:tab/>AND derniereorient.statut_orient = 'Orienté'</text:span></text:p>
      <text:p text:style-name="Code"><text:span text:style-name="T36"><text:tab/><text:tab/><text:tab/><text:tab/><text:tab/>ORDER BY derniereorient.date_valid DESC</text:span></text:p>
      <text:p text:style-name="Code"><text:span text:style-name="T36"><text:tab/><text:tab/><text:tab/><text:tab/><text:tab/>LIMIT 1</text:span></text:p>
      <text:p text:style-name="Code"><text:span text:style-name="T36"><text:tab/><text:tab/><text:tab/>)</text:span></text:p>
      <text:p text:style-name="Code"><text:span text:style-name="T36"><text:tab/><text:tab/>)</text:span></text:p>
      <text:p text:style-name="Code"><text:span text:style-name="T36"><text:tab/><text:tab/>INNER JOIN prestations ON (</text:span></text:p>
      <text:p text:style-name="Code"><text:span text:style-name="T36"><text:tab/><text:tab/><text:tab/>prestations.personne_id = personnes.id</text:span></text:p>
      <text:p text:style-name="Code"><text:span text:style-name="T36"><text:tab/><text:tab/><text:tab/>AND prestations.natprest = 'RSA'</text:span></text:p>
      <text:p text:style-name="Code"><text:span text:style-name="T36"><text:tab/><text:tab/><text:tab/>AND prestations.rolepers IN ( 'DEM', 'CJT' )</text:span></text:p>
      <text:p text:style-name="Code"><text:span text:style-name="T36"><text:tab/><text:tab/>)</text:span></text:p>
      <text:p text:style-name="Code"><text:span text:style-name="T36"><text:tab/><text:tab/>INNER JOIN calculsdroitsrsa ON (</text:span></text:p>
      <text:p text:style-name="Code"><text:span text:style-name="T36"><text:tab/><text:tab/><text:tab/>personnes.id = calculsdroitsrsa.personne_id</text:span></text:p>
      <text:p text:style-name="Code"><text:span text:style-name="T36"><text:tab/><text:tab/>)</text:span></text:p>
      <text:p text:style-name="Code"><text:span text:style-name="T36"><text:tab/><text:tab/>INNER JOIN foyers ON (</text:span></text:p>
      <text:p text:style-name="Code"><text:soft-page-break/><text:span text:style-name="T36"><text:tab/><text:tab/><text:tab/>personnes.foyer_id = foyers.id</text:span></text:p>
      <text:p text:style-name="Code"><text:span text:style-name="T36"><text:tab/><text:tab/>)</text:span></text:p>
      <text:p text:style-name="Code"><text:span text:style-name="T36"><text:tab/><text:tab/>INNER JOIN dossiers ON (</text:span></text:p>
      <text:p text:style-name="Code"><text:span text:style-name="T36"><text:tab/><text:tab/><text:tab/>foyers.dossier_id = dossiers.id</text:span></text:p>
      <text:p text:style-name="Code"><text:span text:style-name="T36"><text:tab/><text:tab/>)</text:span></text:p>
      <text:p text:style-name="Code"><text:span text:style-name="T36"><text:tab/><text:tab/>INNER JOIN situationsdossiersrsa ON (</text:span></text:p>
      <text:p text:style-name="Code"><text:span text:style-name="T36"><text:tab/><text:tab/><text:tab/>situationsdossiersrsa.dossier_id = dossiers.id</text:span></text:p>
      <text:p text:style-name="Code"><text:span text:style-name="T36"><text:tab/><text:tab/>)</text:span></text:p>
      <text:p text:style-name="Code"><text:span text:style-name="T36"><text:tab/>WHERE personnes.id NOT IN (</text:span></text:p>
      <text:p text:style-name="Code"><text:span text:style-name="T36"><text:tab/><text:tab/>SELECT dernierci.personne_id</text:span></text:p>
      <text:p text:style-name="Code"><text:span text:style-name="T36"><text:tab/><text:tab/><text:tab/>FROM contratsinsertion AS dernierci</text:span></text:p>
      <text:p text:style-name="Code"><text:span text:style-name="T36"><text:tab/><text:tab/><text:tab/>WHERE dernierci.personne_id = personnes.id</text:span></text:p>
      <text:p text:style-name="Code"><text:span text:style-name="T36"><text:tab/><text:tab/><text:tab/><text:tab/>AND dernierci.datevalidation_ci IS NOT NULL</text:span></text:p>
      <text:p text:style-name="Code"><text:span text:style-name="T36"><text:tab/><text:tab/><text:tab/><text:tab/>AND dernierci.structurereferente_id IS NOT NULL</text:span></text:p>
      <text:p text:style-name="Code"><text:span text:style-name="T36"><text:tab/><text:tab/><text:tab/><text:tab/>AND dernierci.df_ci &gt;= CURRENT_DATE</text:span></text:p>
      <text:p text:style-name="Code"><text:span text:style-name="T36"><text:tab/><text:tab/><text:tab/>ORDER BY dernierci.dd_ci DESC</text:span></text:p>
      <text:p text:style-name="Code"><text:span text:style-name="T36"><text:tab/><text:tab/><text:tab/>LIMIT 1</text:span></text:p>
      <text:p text:style-name="Code"><text:span text:style-name="T36"><text:tab/>)</text:span></text:p>
      <text:p text:style-name="Code"><text:span text:style-name="T36"><text:tab/><text:tab/>AND calculsdroitsrsa.toppersdrodevorsa = '1'</text:span></text:p>
      <text:p text:style-name="Code"><text:span text:style-name="T36"><text:tab/><text:tab/>AND situationsdossiersrsa.etatdosrsa IN ( '2', '3', '4' );</text:span></text:p>
      <text:h text:style-name="P27" text:outline-level="2"><text:span text:style-name="T4">Données utilisées pour le </text:span><text:span text:style-name="T46">comptage</text:span></text:h>
      <text:p text:style-name="P10"><text:span text:style-name="T47">CG 93 :</text:span> dump_base_webrsa-q01_20101005_2108.sql</text:p>
      <text:p text:style-name="P11"><text:span text:style-name="T48">CG 66 :</text:span><text:span text:style-name="T21">dump_webrsa_cg66_2.0rc9_13_09_2010.sql </text:span><text:span text:style-name="T22">(après passage des patches jusqu'en 2.0rc1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002cm solid #000000" style:shadow="none"/>
      <style:text-properties fo:font-size="120%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0%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Code" style:family="paragraph" style:parent-style-name="Standard" style:next-style-name="Text_20_body" style:master-page-name="">
      <style:paragraph-properties fo:margin-top="0cm" fo:margin-bottom="0cm" style:line-height-at-least="0cm" style:page-number="auto" fo:background-color="#ffffcc" fo:padding="0.049cm" fo:border-left="0.002cm solid #000000" fo:border-right="0.002cm solid #000000" fo:border-top="0.002cm solid #000000" fo:border-bottom="0.002cm solid #808080" style:shadow="none">
        <style:background-image/>
      </style:paragraph-properties>
      <style:text-properties style:font-name="Courier 10 Pitch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0-11-04T14:31:02</meta:creation-date>
    <meta:generator>OpenOffice.org/3.2$Linux OpenOffice.org_project/320m19$Build-9505</meta:generator>
    <dc:date>2010-11-05T16:16:45</dc:date>
    <dc:creator>Christian Buffin</dc:creator>
    <meta:editing-duration>PT10H56M51S</meta:editing-duration>
    <meta:editing-cycles>100</meta:editing-cycles>
    <meta:document-statistic meta:table-count="1" meta:image-count="0" meta:object-count="0" meta:page-count="10" meta:paragraph-count="456" meta:word-count="2192" meta:character-count="16995"/>
  </office:meta>
</office:document-meta>
</file>